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4" style:family="table-cell" style:parent-style-name="Default">
      <style:table-cell-properties fo:background-color="#72bf44" fo:border="0.06pt solid #000000"/>
    </style:style>
    <style:style style:name="ce5" style:family="table-cell" style:parent-style-name="Default" style:data-style-name="N121">
      <style:table-cell-properties fo:background-color="#72bf4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.71</text:p>
          </table:table-cell>
          <table:table-cell office:value-type="float" office:value="0.54" calcext:value-type="float">
            <text:p>0.5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4" table:formula="of:=AVERAGE([.B2:.B7])" office:value-type="float" office:value="0.7" calcext:value-type="float">
            <text:p>0.7</text:p>
          </table:table-cell>
          <table:table-cell table:style-name="ce5" table:formula="of:=AVERAGE([.C2:.C7])" office:value-type="float" office:value="0.628333333333333" calcext:value-type="float">
            <text:p>0.628</text:p>
          </table:table-cell>
          <table:table-cell table:style-name="ce5" table:formula="of:=AVERAGE([.D2:.D7])" office:value-type="float" office:value="0.628333333333333" calcext:value-type="float">
            <text:p>0.628</text:p>
          </table:table-cell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5" table:formula="of:=STDEV([.B2:.B7])" office:value-type="float" office:value="0.0236643191323984" calcext:value-type="float">
            <text:p>0.024</text:p>
          </table:table-cell>
          <table:table-cell table:style-name="ce5" table:formula="of:=STDEV([.C2:.C7])" office:value-type="float" office:value="0.049966655548142" calcext:value-type="float">
            <text:p>0.050</text:p>
          </table:table-cell>
          <table:table-cell table:style-name="ce5" table:formula="of:=STDEV([.D2:.D7])" office:value-type="float" office:value="0.066156380392723" calcext:value-type="float">
            <text:p>0.06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style-name="Default" office:value-type="string" calcext:value-type="string">
            <text:p>1 <text:s/>for the k-th fold CV, the k-th fold for test, and the (k+1)th fold for validation;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Analysis: </text:p>
          </table:table-cell>
          <table:table-cell table:style-name="Default" office:value-type="string" calcext:value-type="string">
            <text:p>1 <text:s/>for cancer segmentation, 60-70% is normal;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2 <text:s/>the big stddev shows the data variation is big;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09-30T09:49:26.505143427</dc:date>
    <meta:editing-duration>PT14M32S</meta:editing-duration>
    <meta:editing-cycles>6</meta:editing-cycles>
    <meta:document-statistic meta:table-count="1" meta:cell-count="41" meta:object-count="0"/>
  </office:meta>
</office:document-meta>
</file>